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2" svg:font-family="Calibri" style:font-family-generic="swiss"/>
    <style:font-face style:name="SimSun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004cm" table:align="margins" style:writing-mode="lr-tb"/>
    </style:style>
    <style:style style:name="Tableau1.A" style:family="table-column">
      <style:table-column-properties style:column-width="17.004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margin-top="0cm" fo:margin-bottom="0cm" style:contextual-spacing="false" fo:line-height="100%"/>
    </style:style>
    <style:style style:name="P2" style:family="paragraph" style:parent-style-name="Frame_20_contents">
      <style:paragraph-properties fo:margin-top="0cm" fo:margin-bottom="0cm" style:contextual-spacing="false" fo:line-height="100%"/>
      <style:text-properties officeooo:paragraph-rsid="00382c57"/>
    </style:style>
    <style:style style:name="P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2" fo:font-style="italic" fo:font-weight="normal" officeooo:rsid="00331fd4" officeooo:paragraph-rsid="003af0c7" style:font-style-asian="italic" style:font-weight-asian="normal" style:font-name-complex="Times New Roman" style:font-weight-complex="normal"/>
    </style:style>
    <style:style style:name="P4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2" fo:font-size="10pt" fo:language="fr" fo:country="FR" fo:font-style="normal" style:text-underline-style="none" fo:font-weight="normal" officeooo:rsid="0031e517" officeooo:paragraph-rsid="002ba3f4" style:font-name-asian="SimSun" style:font-size-asian="10pt" style:language-asian="zh" style:country-asian="CN" style:font-style-asian="normal" style:font-weight-asian="normal" style:font-name-complex="Calibri1" style:font-size-complex="10pt" style:language-complex="ar" style:country-complex="SA" style:font-style-complex="normal" style:font-weight-complex="normal"/>
    </style:style>
    <style:style style:name="P5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2" fo:font-size="10pt" fo:language="fr" fo:country="FR" fo:font-style="normal" style:text-underline-style="none" fo:font-weight="normal" officeooo:rsid="004ef698" officeooo:paragraph-rsid="0023790c" style:font-name-asian="SimSun" style:font-size-asian="10pt" style:language-asian="zh" style:country-asian="CN" style:font-style-asian="normal" style:font-weight-asian="normal" style:font-name-complex="Calibri1" style:font-size-complex="10pt" style:language-complex="ar" style:country-complex="SA" style:font-style-complex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2" fo:font-size="10pt" fo:font-style="italic" fo:font-weight="normal" officeooo:rsid="0019a90b" officeooo:paragraph-rsid="0027c1ae" style:font-size-asian="10pt" style:font-style-asian="italic" style:font-weight-asian="normal" style:font-name-complex="Times New Roman" style:font-size-complex="10pt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2" fo:font-size="10pt" fo:font-style="normal" fo:font-weight="normal" officeooo:rsid="0019a90b" officeooo:paragraph-rsid="00282391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2" fo:font-size="10pt" fo:font-style="normal" fo:font-weight="normal" officeooo:rsid="004baba4" officeooo:paragraph-rsid="00282391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2" fo:font-size="10pt" fo:font-style="normal" fo:font-weight="normal" officeooo:rsid="0041531c" officeooo:paragraph-rsid="002c92d0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2" fo:font-size="10pt" fo:font-style="normal" fo:font-weight="bold" officeooo:rsid="0019a90b" officeooo:paragraph-rsid="00282391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2" fo:font-size="10pt" fo:font-weight="normal" officeooo:rsid="0049cdab" officeooo:paragraph-rsid="002a0f2e" style:font-size-asian="10pt" style:font-weight-asian="normal" style:font-size-complex="10pt" style:font-weight-complex="normal"/>
    </style:style>
    <style:style style:name="P12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2" fo:font-size="10pt" fo:font-weight="bold" officeooo:rsid="0049cdab" officeooo:paragraph-rsid="002a0f2e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2" officeooo:paragraph-rsid="002c92d0"/>
    </style:style>
    <style:style style:name="P14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3d7ddc" style:font-weight-asian="normal" style:font-weight-complex="normal"/>
    </style:style>
    <style:style style:name="P15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4b5c83" style:font-weight-asian="normal" style:font-weight-complex="normal"/>
    </style:style>
    <style:style style:name="P16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382c57" style:font-size-asian="12pt" style:font-size-complex="12pt"/>
    </style:style>
    <style:style style:name="P17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571855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2" fo:font-size="10pt" fo:font-style="italic" style:font-size-asian="10pt" style:font-style-asian="italic" style:font-name-complex="Times New Roman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2" fo:font-size="10pt" fo:font-style="italic" officeooo:rsid="0069e21d" officeooo:paragraph-rsid="0069e21d" style:font-size-asian="10pt" style:font-style-asian="italic" style:font-name-complex="Times New Roman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2" fo:font-size="10pt" fo:font-style="italic" officeooo:rsid="002e4b8c" style:font-name-asian="SimSun1" style:font-size-asian="10pt" style:language-asian="en" style:country-asian="US" style:font-style-asian="italic" style:font-name-complex="Times New Roman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2" fo:font-size="10pt" fo:font-style="italic" fo:font-weight="normal" officeooo:rsid="003035a8" officeooo:paragraph-rsid="002e6705" style:font-name-asian="SimSun1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2" fo:font-size="10pt" fo:language="fr" fo:country="FR" fo:font-style="italic" style:text-underline-style="none" fo:font-weight="normal" officeooo:rsid="002e6705" officeooo:paragraph-rsid="002e6705" style:font-name-asian="SimSu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e6705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638c7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2" fo:font-size="10pt" fo:language="fr" fo:country="FR" fo:font-style="normal" style:text-underline-style="none" officeooo:rsid="004d73a7" officeooo:paragraph-rsid="00234d64" style:font-name-asian="SimSun" style:font-size-asian="10pt" style:language-asian="zh" style:country-asian="CN" style:font-style-asian="normal" style:font-name-complex="Calibri1" style:font-size-complex="10pt" style:language-complex="ar" style:country-complex="SA" style:font-style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2" fo:font-size="10pt" fo:language="fr" fo:country="FR" fo:font-style="normal" style:text-underline-style="none" officeooo:rsid="0051065d" officeooo:paragraph-rsid="002638c7" style:font-name-asian="SimSun" style:font-size-asian="10pt" style:language-asian="zh" style:country-asian="CN" style:font-style-asian="normal" style:font-name-complex="Calibri1" style:font-size-complex="10pt" style:language-complex="ar" style:country-complex="SA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Calibri2" fo:font-size="10pt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alibri2" officeooo:paragraph-rsid="00192855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Calibri2" officeooo:rsid="005f9439" officeooo:paragraph-rsid="005f9439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alibri2" officeooo:rsid="0061255a" officeooo:paragraph-rsid="0061255a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Calibri2" officeooo:rsid="0061255a" officeooo:paragraph-rsid="0061efc0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Calibri2" officeooo:rsid="0063de8d" officeooo:paragraph-rsid="0063de8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Calibri2" officeooo:rsid="0063dfc7" officeooo:paragraph-rsid="0063dfc7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Calibri2" officeooo:rsid="0065ad02" officeooo:paragraph-rsid="0065ad02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Calibri2" officeooo:rsid="00661254" officeooo:paragraph-rsid="00661254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Calibri2" officeooo:rsid="0067ede1" officeooo:paragraph-rsid="0067ede1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2" fo:font-size="10pt" fo:font-style="italic" officeooo:rsid="00514c2f" officeooo:paragraph-rsid="00514c2f" style:font-size-asian="10pt" style:font-style-asian="italic" style:font-name-complex="Times New Roman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2" fo:font-size="10pt" fo:font-style="italic" officeooo:rsid="00515c20" officeooo:paragraph-rsid="00515c20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2" fo:font-size="10pt" fo:font-style="italic" officeooo:rsid="002e4b8c" officeooo:paragraph-rsid="00515c20" style:font-name-asian="SimSun1" style:font-size-asian="10pt" style:language-asian="en" style:country-asian="US" style:font-style-asian="italic" style:font-name-complex="Times New Roman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alibri2" fo:font-size="12pt" fo:font-style="italic" officeooo:rsid="001f9626" officeooo:paragraph-rsid="00192855" style:font-name-asian="SimSun1" style:font-size-asian="12pt" style:language-asian="en" style:country-asian="US" style:font-style-asian="italic" style:font-name-complex="Times New Roman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alibri2" fo:font-size="12pt" fo:font-style="italic" officeooo:rsid="0063de8d" officeooo:paragraph-rsid="0061efc0" style:font-name-asian="SimSun1" style:font-size-asian="12pt" style:language-asian="en" style:country-asian="US" style:font-style-asian="italic" style:font-name-complex="Times New Roman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break-before="page"/>
      <style:text-properties style:font-name="Calibri2" officeooo:paragraph-rsid="00192855"/>
    </style:style>
    <style:style style:name="P43" style:family="paragraph" style:parent-style-name="Standard">
      <style:paragraph-properties fo:margin-top="0cm" fo:margin-bottom="0cm" style:contextual-spacing="false" fo:line-height="100%" fo:break-before="page"/>
      <style:text-properties style:font-name="Calibri2" officeooo:rsid="0061255a" officeooo:paragraph-rsid="0061efc0"/>
    </style:style>
    <style:style style:name="P4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45" style:family="paragraph" style:parent-style-name="List_20_Paragraph">
      <style:text-properties fo:color="#2e74b5" loext:opacity="100%" style:font-name="Calibri2" fo:font-style="italic" style:font-style-asian="italic" style:font-name-complex="Times New Roman"/>
    </style:style>
    <style:style style:name="P46" style:family="paragraph" style:parent-style-name="List_20_Paragraph">
      <style:text-properties fo:color="#2e74b5" loext:opacity="100%" style:font-name="Calibri2" fo:font-size="12pt" fo:font-style="italic" style:font-size-asian="12pt" style:font-style-asian="italic" style:font-name-complex="Times New Roman" style:font-size-complex="12pt"/>
    </style:style>
    <style:style style:name="P47" style:family="paragraph" style:parent-style-name="List_20_Paragraph">
      <style:paragraph-properties fo:break-before="page"/>
      <style:text-properties fo:color="#2e74b5" loext:opacity="100%" style:font-name="Calibri2" fo:font-size="12pt" fo:font-style="italic" style:font-size-asian="12pt" style:font-style-asian="italic" style:font-name-complex="Times New Roman" style:font-size-complex="12pt"/>
    </style:style>
    <style:style style:name="P48" style:family="paragraph" style:parent-style-name="Standard">
      <style:paragraph-properties fo:break-before="page"/>
      <style:text-properties fo:color="#538135" loext:opacity="100%" style:font-name="Calibri2" fo:font-size="12pt" style:text-underline-style="solid" style:text-underline-width="auto" style:text-underline-color="font-color" fo:font-weight="bold" officeooo:paragraph-rsid="00207554" style:font-size-asian="12pt" style:font-weight-asian="bold" style:font-name-complex="Times New Roman" style:font-size-complex="12pt"/>
    </style:style>
    <style:style style:name="P49" style:family="paragraph" style:parent-style-name="Standard">
      <style:paragraph-properties fo:text-align="start" style:justify-single-word="false" fo:break-before="page"/>
      <style:text-properties fo:color="#538135" loext:opacity="100%" style:font-name="Calibri2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50" style:family="paragraph" style:parent-style-name="Standard">
      <style:text-properties fo:color="#538135" loext:opacity="100%" style:font-name="Calibri2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538135" loext:opacity="100%" style:font-name="Calibri2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fr" fo:country="FR" style:text-underline-style="none" officeooo:rsid="002cdcf1" officeooo:paragraph-rsid="00331fd4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fr" fo:country="FR" style:text-underline-style="none" fo:font-weight="normal" officeooo:rsid="0030b462" officeooo:paragraph-rsid="003661ac" style:font-name-asian="SimSun" style:font-size-asian="11pt" style:language-asian="zh" style:country-asian="CN" style:font-weight-asian="normal" style:font-name-complex="Calibri1" style:font-size-complex="11pt" style:language-complex="ar" style:country-complex="SA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fr" fo:country="FR" style:text-underline-style="none" fo:font-weight="normal" officeooo:rsid="003d5ace" officeooo:paragraph-rsid="003af0c7" style:font-name-asian="SimSun" style:font-size-asian="11pt" style:language-asian="zh" style:country-asian="CN" style:font-weight-asian="normal" style:font-name-complex="Calibri1" style:font-size-complex="11pt" style:language-complex="ar" style:country-complex="SA" style:font-weight-complex="normal"/>
    </style:style>
    <style:style style:name="P55" style:family="paragraph" style:parent-style-name="Standard">
      <style:text-properties fo:color="#ff0000" loext:opacity="100%" style:font-name="Calibri2" fo:font-size="12pt" style:font-size-asian="12pt" style:font-name-complex="Times New Roman" style:font-size-complex="12pt"/>
    </style:style>
    <style:style style:name="P56" style:family="paragraph" style:parent-style-name="Standard">
      <style:text-properties fo:color="#000000" loext:opacity="100%" style:font-name="Calibri2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0331fd4"/>
    </style:style>
    <style:style style:name="P58" style:family="paragraph" style:parent-style-name="Standard">
      <style:text-properties officeooo:paragraph-rsid="00477318"/>
    </style:style>
    <style:style style:name="P59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6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31fd4"/>
    </style:style>
    <style:style style:name="P6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af0c7"/>
    </style:style>
    <style:style style:name="P62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officeooo:paragraph-rsid="0034aee1"/>
    </style:style>
    <style:style style:name="P63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2" fo:font-size="11pt" fo:language="fr" fo:country="FR" fo:font-style="italic" style:text-underline-style="none" fo:font-weight="normal" officeooo:rsid="00331fd4" officeooo:paragraph-rsid="003c8a03" style:font-name-asian="SimSun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64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2" fo:font-size="11pt" fo:language="fr" fo:country="FR" fo:font-style="italic" style:text-underline-style="none" fo:font-weight="normal" officeooo:rsid="005d49bc" officeooo:paragraph-rsid="005d49bc" style:font-name-asian="SimSun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31fd4"/>
    </style:style>
    <style:style style:name="P66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8a03"/>
    </style:style>
    <style:style style:name="P67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2e74b5" loext:opacity="100%" style:font-name="Calibri2" fo:font-style="italic" fo:font-weight="normal" officeooo:rsid="00331fd4" officeooo:paragraph-rsid="003c8a03" style:font-style-asian="italic" style:font-weight-asian="normal" style:font-name-complex="Times New Roman" style:font-weight-complex="normal"/>
    </style:style>
    <style:style style:name="P68" style:family="paragraph" style:parent-style-name="Standard" style:master-page-name="Standard">
      <style:paragraph-properties style:page-number="auto"/>
      <style:text-properties fo:color="#ff0000" loext:opacity="100%" style:font-name="Calibri2" fo:font-size="12pt" style:font-size-asian="12pt" style:font-name-complex="Times New Roman" style:font-size-complex="12pt"/>
    </style:style>
    <style:style style:name="P69" style:family="paragraph" style:parent-style-name="List_20_Paragraph" style:list-style-name="WWNum1">
      <style:text-properties style:font-name="Calibri2"/>
    </style:style>
    <style:style style:name="P70" style:family="paragraph" style:parent-style-name="List_20_Paragraph" style:list-style-name="WWNum1">
      <style:text-properties fo:color="#2e74b5" loext:opacity="100%" style:font-name="Calibri2" fo:font-style="italic" style:font-style-asian="italic" style:font-name-complex="Times New Roman"/>
    </style:style>
    <style:style style:name="P71" style:family="paragraph" style:parent-style-name="List_20_Paragraph" style:list-style-name="WWNum1">
      <style:text-properties fo:color="#2e74b5" loext:opacity="100%" style:font-name="Calibri2" fo:font-style="italic" officeooo:paragraph-rsid="004ed646" style:font-style-asian="italic" style:font-name-complex="Times New Roman"/>
    </style:style>
    <style:style style:name="P72" style:family="paragraph" style:parent-style-name="List_20_Paragraph" style:list-style-name="WWNum1">
      <style:paragraph-properties fo:margin-left="0cm" fo:margin-right="0cm" fo:text-indent="0cm" style:auto-text-indent="false"/>
      <style:text-properties fo:color="#2e74b5" loext:opacity="100%" style:font-name="Calibri2" fo:font-style="italic" officeooo:paragraph-rsid="004ed646" style:font-style-asian="italic" style:font-name-complex="Times New Roman"/>
    </style:style>
    <style:style style:name="T1" style:family="text">
      <style:text-properties fo:color="#2e74b5" loext:opacity="100%" style:text-position="super 58%" fo:font-style="italic" style:font-style-asian="italic" style:font-name-complex="Times New Roman"/>
    </style:style>
    <style:style style:name="T2" style:family="text">
      <style:text-properties fo:color="#2e74b5" loext:opacity="100%" fo:font-style="italic" style:font-style-asian="italic" style:font-name-complex="Times New Roman"/>
    </style:style>
    <style:style style:name="T3" style:family="text">
      <style:text-properties fo:color="#2e74b5" loext:opacity="100%" fo:font-style="italic" officeooo:rsid="00222c91" style:font-name-asian="SimSun1" style:language-asian="en" style:country-asian="US" style:font-style-asian="italic" style:font-name-complex="Times New Roman"/>
    </style:style>
    <style:style style:name="T4" style:family="text">
      <style:text-properties fo:color="#2e74b5" loext:opacity="100%" fo:font-style="italic" officeooo:rsid="002e4b8c" style:font-name-asian="SimSun1" style:language-asian="en" style:country-asian="US" style:font-style-asian="italic" style:font-name-complex="Times New Roman"/>
    </style:style>
    <style:style style:name="T5" style:family="text">
      <style:text-properties fo:color="#2e74b5" loext:opacity="100%" style:font-name="Calibri2" fo:font-size="10pt" fo:language="fr" fo:country="FR" fo:font-style="italic" style:text-underline-style="none" fo:font-weight="normal" officeooo:rsid="002e6705" style:font-name-asian="SimSu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" style:family="text">
      <style:text-properties fo:color="#2e74b5" loext:opacity="100%" style:font-name="Calibri2" fo:font-size="10pt" fo:language="fr" fo:country="FR" fo:font-style="italic" style:text-underline-style="none" fo:font-weight="normal" officeooo:rsid="004ef698" style:font-name-asian="SimSu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" style:family="text">
      <style:text-properties fo:color="#2e74b5" loext:opacity="100%" style:font-name="Calibri2" fo:font-size="10pt" fo:language="fr" fo:country="FR" fo:font-style="italic" style:text-underline-style="none" fo:font-weight="normal" officeooo:rsid="00222c91" style:font-name-asian="SimSun1" style:font-size-asian="10pt" style:language-asian="en" style:country-asian="U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8" style:family="text">
      <style:text-properties fo:color="#2e74b5" loext:opacity="100%" style:font-name="Calibri2" fo:font-size="10pt" fo:language="fr" fo:country="FR" fo:font-style="italic" style:text-underline-style="none" fo:font-weight="normal" officeooo:rsid="002e4b8c" style:font-name-asian="SimSun1" style:font-size-asian="10pt" style:language-asian="en" style:country-asian="U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" style:family="text">
      <style:text-properties fo:color="#2e74b5" loext:opacity="100%" style:font-name="Calibri2" fo:font-size="10pt" fo:language="fr" fo:country="FR" fo:font-style="italic" style:text-underline-style="none" fo:font-weight="normal" officeooo:rsid="002ed729" style:font-name-asian="SimSun1" style:font-size-asian="10pt" style:language-asian="en" style:country-asian="U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0" style:family="text">
      <style:text-properties fo:color="#2e74b5" loext:opacity="100%" style:font-name="Calibri2" fo:font-size="10pt" fo:font-style="italic" fo:font-weight="normal" officeooo:rsid="004baba4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2e74b5" loext:opacity="100%" style:font-name="Calibri2" fo:font-size="10pt" fo:font-style="italic" fo:font-weight="normal" officeooo:rsid="0031f7bd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2e74b5" loext:opacity="100%" style:font-name="Calibri2" fo:font-size="10pt" fo:font-style="italic" fo:font-weight="normal" officeooo:rsid="002e4b8c" style:font-name-asian="SimSun1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color="#2e74b5" loext:opacity="100%" style:font-name="Calibri2" fo:font-size="10pt" fo:font-style="italic" fo:font-weight="normal" officeooo:rsid="003035a8" style:font-name-asian="SimSun1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2e74b5" loext:opacity="100%" style:font-name="Calibri2" fo:font-style="italic" style:font-style-asian="italic" style:font-name-complex="Times New Roman"/>
    </style:style>
    <style:style style:name="T15" style:family="text">
      <style:text-properties fo:color="#2e74b5" loext:opacity="100%" style:font-name="Calibri2" fo:font-style="italic" officeooo:rsid="00331fd4" style:font-style-asian="italic" style:font-name-complex="Times New Roman"/>
    </style:style>
    <style:style style:name="T16" style:family="text">
      <style:text-properties fo:color="#2e74b5" loext:opacity="100%" style:font-name="Calibri2" fo:font-style="italic" officeooo:rsid="00331fd4" style:font-name-asian="SimSun1" style:language-asian="en" style:country-asian="US" style:font-style-asian="italic" style:font-name-complex="Times New Roman"/>
    </style:style>
    <style:style style:name="T17" style:family="text">
      <style:text-properties fo:color="#2e74b5" loext:opacity="100%" style:font-name="Calibri2" fo:font-style="italic" fo:font-weight="normal" officeooo:rsid="00331fd4" style:font-style-asian="italic" style:font-weight-asian="normal" style:font-name-complex="Times New Roman" style:font-weight-complex="normal"/>
    </style:style>
    <style:style style:name="T18" style:family="text">
      <style:text-properties fo:color="#2e74b5" loext:opacity="100%" style:font-name="Calibri2" fo:font-style="italic" fo:font-weight="normal" officeooo:rsid="003f7db4" style:font-style-asian="italic" style:font-weight-asian="normal" style:font-name-complex="Times New Roman" style:font-weight-complex="normal"/>
    </style:style>
    <style:style style:name="T19" style:family="text">
      <style:text-properties fo:color="#2e74b5" loext:opacity="100%" style:font-name="Calibri2" fo:font-style="italic" fo:font-weight="normal" officeooo:rsid="00477318" style:font-style-asian="italic" style:font-weight-asian="normal" style:font-name-complex="Times New Roman" style:font-weight-complex="normal"/>
    </style:style>
    <style:style style:name="T20" style:family="text">
      <style:text-properties fo:color="#2e74b5" loext:opacity="100%" style:font-name="Calibri2" fo:font-style="italic" fo:font-weight="normal" officeooo:rsid="003af0c7" style:font-style-asian="italic" style:font-weight-asian="normal" style:font-name-complex="Times New Roman" style:font-weight-complex="normal"/>
    </style:style>
    <style:style style:name="T21" style:family="text">
      <style:text-properties fo:color="#2e74b5" loext:opacity="100%" style:font-name="Calibri2" fo:font-style="italic" fo:font-weight="normal" officeooo:rsid="00413602" style:font-name-asian="SimSun1" style:language-asian="en" style:country-asian="US" style:font-style-asian="italic" style:font-weight-asian="normal" style:font-name-complex="Times New Roman" style:font-weight-complex="normal"/>
    </style:style>
    <style:style style:name="T22" style:family="text">
      <style:text-properties fo:color="#2e74b5" loext:opacity="100%" style:font-name="Calibri2" fo:font-style="italic" fo:font-weight="normal" officeooo:rsid="0059c66d" style:font-name-asian="SimSun1" style:language-asian="en" style:country-asian="US" style:font-style-asian="italic" style:font-weight-asian="normal" style:font-name-complex="Times New Roman" style:font-weight-complex="normal"/>
    </style:style>
    <style:style style:name="T23" style:family="text">
      <style:text-properties fo:color="#2e74b5" loext:opacity="100%" style:font-name="Calibri2" fo:font-style="italic" fo:font-weight="normal" officeooo:rsid="0059ceb1" style:font-name-asian="SimSun1" style:language-asian="en" style:country-asian="US" style:font-style-asian="italic" style:font-weight-asian="normal" style:font-name-complex="Times New Roman" style:font-weight-complex="normal"/>
    </style:style>
    <style:style style:name="T24" style:family="text">
      <style:text-properties fo:color="#2e74b5" loext:opacity="100%" style:font-name="Calibri2" fo:font-size="11pt" fo:language="fr" fo:country="FR" fo:font-style="italic" style:text-underline-style="none" officeooo:rsid="00331fd4" style:font-name-asian="SimSun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5" style:family="text">
      <style:text-properties fo:color="#2e74b5" loext:opacity="100%" style:font-name="Calibri2" fo:font-size="11pt" fo:language="fr" fo:country="FR" fo:font-style="italic" style:text-underline-style="none" officeooo:rsid="00355e3c" style:font-name-asian="SimSun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6" style:family="text">
      <style:text-properties fo:color="#2e74b5" loext:opacity="100%" style:font-name="Calibri2" fo:font-size="11pt" fo:language="fr" fo:country="FR" fo:font-style="italic" style:text-underline-style="none" officeooo:rsid="0034aee1" style:font-name-asian="SimSun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7" style:family="text">
      <style:text-properties fo:color="#2e74b5" loext:opacity="100%" style:font-name="Calibri2" fo:font-size="11pt" fo:language="fr" fo:country="FR" fo:font-style="italic" style:text-underline-style="none" officeooo:rsid="00331fd4" style:font-name-asian="SimSun1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28" style:family="text">
      <style:text-properties fo:color="#2e74b5" loext:opacity="100%" style:font-name="Calibri2" fo:font-size="11pt" fo:language="fr" fo:country="FR" fo:font-style="italic" style:text-underline-style="none" officeooo:rsid="0034aee1" style:font-name-asian="SimSun1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29" style:family="text">
      <style:text-properties fo:color="#ff0000" loext:opacity="100%" fo:font-size="12pt" fo:font-style="italic" style:font-size-asian="12pt" style:font-style-asian="italic" style:font-name-complex="Times New Roman" style:font-size-complex="12pt"/>
    </style:style>
    <style:style style:name="T30" style:family="text">
      <style:text-properties fo:color="#ff0000" loext:opacity="100%" fo:font-size="12pt" fo:font-style="italic" officeooo:rsid="001f9626" style:font-name-asian="SimSun1" style:font-size-asian="12pt" style:language-asian="en" style:country-asian="US" style:font-style-asian="italic" style:font-name-complex="Times New Roman" style:font-size-complex="12pt"/>
    </style:style>
    <style:style style:name="T31" style:family="text">
      <style:text-properties fo:color="#ff0000" loext:opacity="100%" fo:font-size="12pt" fo:font-style="italic" officeooo:rsid="0061efc0" style:font-name-asian="SimSun1" style:font-size-asian="12pt" style:language-asian="en" style:country-asian="US" style:font-style-asian="italic" style:font-name-complex="Times New Roman" style:font-size-complex="12pt"/>
    </style:style>
    <style:style style:name="T32" style:family="text">
      <style:text-properties fo:color="#ff0000" loext:opacity="100%" fo:font-size="12pt" fo:font-style="italic" officeooo:rsid="0063de8d" style:font-name-asian="SimSun1" style:font-size-asian="12pt" style:language-asian="en" style:country-asian="US" style:font-style-asian="italic" style:font-name-complex="Times New Roman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use-window-font-color="true" loext:opacity="0%" style:font-name="Calibri1" fo:font-size="11pt" fo:language="fr" fo:country="FR" style:text-underline-style="none" officeooo:rsid="00355e3c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35" style:family="text">
      <style:text-properties style:use-window-font-color="true" loext:opacity="0%" style:font-name="Calibri1" fo:font-size="11pt" fo:language="fr" fo:country="FR" style:text-underline-style="none" officeooo:rsid="0031e517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36" style:family="text">
      <style:text-properties style:use-window-font-color="true" loext:opacity="0%" style:font-name="Calibri1" fo:font-size="11pt" fo:language="fr" fo:country="FR" style:text-underline-style="none" officeooo:rsid="00362985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37" style:family="text">
      <style:text-properties style:use-window-font-color="true" loext:opacity="0%" style:font-name="Calibri2" fo:font-size="10pt" fo:language="fr" fo:country="FR" fo:font-style="normal" style:text-underline-style="none" officeooo:rsid="0051065d" style:font-name-asian="SimSun" style:font-size-asian="10pt" style:language-asian="zh" style:country-asian="CN" style:font-style-asian="normal" style:font-name-complex="Calibri1" style:font-size-complex="10pt" style:language-complex="ar" style:country-complex="SA" style:font-style-complex="normal"/>
    </style:style>
    <style:style style:name="T38" style:family="text">
      <style:text-properties style:use-window-font-color="true" loext:opacity="0%" style:font-name="Calibri2" fo:font-size="10pt" fo:language="fr" fo:country="FR" fo:font-style="normal" style:text-underline-style="none" officeooo:rsid="0040ae6f" style:font-name-asian="SimSun" style:font-size-asian="10pt" style:language-asian="zh" style:country-asian="CN" style:font-style-asian="normal" style:font-name-complex="Calibri1" style:font-size-complex="10pt" style:language-complex="ar" style:country-complex="SA" style:font-style-complex="normal"/>
    </style:style>
    <style:style style:name="T39" style:family="text">
      <style:text-properties style:font-name="Calibri" officeooo:rsid="0019a90b" style:font-name-asian="SimSun1" style:language-asian="en" style:country-asian="US" style:font-name-complex="Calibri3"/>
    </style:style>
    <style:style style:name="T40" style:family="text">
      <style:text-properties officeooo:rsid="0019a90b"/>
    </style:style>
    <style:style style:name="T41" style:family="text">
      <style:text-properties officeooo:rsid="0046075a"/>
    </style:style>
    <style:style style:name="T42" style:family="text">
      <style:text-properties officeooo:rsid="004f11d0"/>
    </style:style>
    <style:style style:name="T43" style:family="text">
      <style:text-properties style:font-name-asian="SimSun1" style:language-asian="en" style:country-asian="US" style:font-name-complex="Times New Roman"/>
    </style:style>
    <style:style style:name="T44" style:family="text">
      <style:text-properties officeooo:rsid="002e4b8c" style:font-name-asian="SimSun1" style:language-asian="en" style:country-asian="US" style:font-name-complex="Times New Roman"/>
    </style:style>
    <style:style style:name="T45" style:family="text">
      <style:text-properties fo:color="#000000" loext:opacity="100%" fo:font-size="10pt" fo:font-style="normal" fo:font-weight="bold" officeooo:rsid="0041531c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6" style:family="text">
      <style:text-properties fo:color="#000000" loext:opacity="100%" fo:font-size="10pt" fo:font-style="normal" fo:font-weight="normal" officeooo:rsid="0041531c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7" style:family="text">
      <style:text-properties officeooo:rsid="005b99eb"/>
    </style:style>
    <style:style style:name="T48" style:family="text">
      <style:text-properties officeooo:rsid="005d4acf"/>
    </style:style>
    <style:style style:name="T49" style:family="text">
      <style:text-properties officeooo:rsid="005f9439"/>
    </style:style>
    <style:style style:name="T50" style:family="text">
      <style:text-properties officeooo:rsid="0063de8d"/>
    </style:style>
    <style:style style:name="T51" style:family="text">
      <style:text-properties officeooo:rsid="006a280e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1" draw:name="Cadre1" text:anchor-type="char" svg:x="5.191cm" svg:y="-0.263cm" svg:width="6.558cm" svg:height="0.884cm" draw:z-index="0"><draw:text-box><text:p text:style-name="P44">Progression 4e <text:s text:c="3"/>2020-2021</text:p></draw:text-box></draw:frame></text:p>
      <text:p text:style-name="P55"/>
      <text:p text:style-name="P55">Thème 1. Sécurité domestique</text:p>
      <text:p text:style-name="P50">Chapitre 1. L’intensité électrique <text:s/>(environ 5 semaines)</text:p>
      <text:p text:style-name="P56">É<draw:frame draw:style-name="fr1" draw:name="1" text:anchor-type="char" svg:x="-0.229cm" svg:y="0.746cm" svg:width="17.427cm" svg:height="3.69cm" draw:z-index="1"><draw:text-box><text:p text:style-name="P1">Élaborer et mettre en œuvre un protocole expérimental simple visant à réaliser un circuit électrique répondant à un cahier des charges simple ou à vérifier une loi de l’électricité. Exploiter les lois de l’électricité.</text:p><text:p text:style-name="P1">L’intensité du courant électrique est la même en tout point d’un circuit qui ne compte que des dipôles en série.</text:p><text:p text:style-name="P1">Loi d’additivité des intensités (circuit à deux mailles).</text:p><text:p text:style-name="P1">Mettre en relation les lois de l’électricité et les règles de sécurité dans ce domaine.</text:p></draw:text-box></draw:frame>léments du programme travaillés : </text:p>
      <text:p text:style-name="P56"/>
      <text:p text:style-name="P56"/>
      <text:p text:style-name="P56"/>
      <text:p text:style-name="P56"/>
      <text:p text:style-name="P50">Exemples d’activités : </text:p>
      <text:list xml:id="list3729928421" text:style-name="WWNum1">
        <text:list-item>
          <text:p text:style-name="P69"><text:span text:style-name="T2">Rappels sur les circuits électriques et les notions vues en 5</text:span><text:span text:style-name="T1">e</text:span><text:span text:style-name="T2">. </text:span></text:p>
        </text:list-item>
        <text:list-item>
          <text:p text:style-name="P70">Mesures d’intensités (La lampe de poche) Découvrir l’ampèremètre puis </text:p>
        </text:list-item>
      </text:list>
      <text:p text:style-name="P45">Savoir choisir le meilleur calibre (Intensité et Luminosité)</text:p>
      <text:list xml:id="list153909022868700" text:continue-numbering="true" text:style-name="WWNum1">
        <text:list-item>
          <text:p text:style-name="P71">Lois de l’intensité dans un circuit en série </text:p>
          <text:p text:style-name="P72">*</text:p>
        </text:list-item>
        <text:list-item>
          <text:p text:style-name="P71">Lois de l’intensité dans un circuit en dérivation (La multiprise)</text:p>
        </text:list-item>
      </text:list>
      <text:p text:style-name="P46"/>
      <text:p text:style-name="P47"/>
      <text:p text:style-name="P50"><draw:frame draw:style-name="fr1" draw:name="2" text:anchor-type="char" svg:x="0.004cm" svg:y="0.707cm" svg:width="17.427cm" svg:height="1.228cm" draw:z-index="3"><draw:text-box><text:p text:style-name="P1">- Composition de l’air.</text:p><text:p text:style-name="P1">- Gaz à effet de serre.</text:p></draw:text-box></draw:frame>Chapitre 2. <text:s/>Composition de l’air (1 à 2 semaines environ) </text:p>
      <text:p text:style-name="P50"/>
      <text:p text:style-name="P50"/>
      <text:p text:style-name="P59">Exemples d’activités : </text:p>
      <text:p text:style-name="P60"><text:span text:style-name="T15">1 . </text:span><text:span text:style-name="T16">L’air qu’on respire</text:span><text:span text:style-name="T14">.</text:span></text:p>
      <text:p text:style-name="P52">Connaître les deux principaux gaz qui composent l’atmosphère et leurs proportions respectives.</text:p>
      <text:p text:style-name="P53">Utiliser une proportion pour déterminer sur un volume d’air donné, quel <text:s/>volume est composé de diazote et quel volume est composé de dioxygène</text:p>
      <text:p text:style-name="P62"><text:span text:style-name="T26">2</text:span><text:span text:style-name="T24"> . </text:span><text:span text:style-name="T27">L</text:span><text:span text:style-name="T28">e réchauffement climatique, parlons-en</text:span><text:span text:style-name="T25">.</text:span></text:p>
      <text:p text:style-name="P57"><text:span text:style-name="T34">Connaître</text:span><text:span text:style-name="T35"> les principaux gaz à effet de serre.</text:span></text:p>
      <text:p text:style-name="P65"><text:span text:style-name="T36">Savoir à</text:span><text:span text:style-name="T35"> quoi est du l’augmentation de la proportion de C02 dans l’atmosphère et quels sont ses effets ?</text:span></text:p>
      <text:p text:style-name="P49">Chapitre 3. Les combustions (environ 4 semaines)</text:p>
      <table:table table:name="Tableau1" table:style-name="Tableau1">
        <table:table-column table:style-name="Tableau1.A"/>
        <table:table-row table:style-name="TableLine94679255311760">
          <table:table-cell table:style-name="Tableau1.A1" office:value-type="string">
            <text:p text:style-name="P2">Identifier expérimentalement une transformation chimique.</text:p>
            <text:p text:style-name="P2">Mettre en œuvre des tests caractéristiques d’espèces chimiques à partir d’une banque fournie (eau de chaux)</text:p>
            <text:p text:style-name="P2">Distinguer transformation chimique et mélange, transformation chimique et transformation physique.</text:p>
            <text:p text:style-name="P2">Utiliser une équation de réaction chimique fournie pour décrire une transformation chimique observée.</text:p>
            <text:p text:style-name="P2">Combustions dans l’air</text:p>
            <text:p text:style-name="P16">Identifier les gaz à effet de serre produits lors de transformations chimiques.</text:p>
            <text:p text:style-name="P17">Notions de molécules</text:p>
          </table:table-cell>
        </table:table-row>
      </table:table>
      <text:p text:style-name="P51"/>
      <text:p text:style-name="P50">Exemples d’activités :</text:p>
      <text:p text:style-name="P61"><text:span text:style-name="T17">1 . </text:span><text:span text:style-name="T22">Propriété</text:span><text:span text:style-name="T23">s</text:span><text:span text:style-name="T22"> des combustions</text:span><text:span text:style-name="T20">.</text:span></text:p>
      <text:p text:style-name="P54">L’eau de chaux permet de tester la présence de CO2.</text:p>
      <text:p text:style-name="P63">2 . <text:span text:style-name="T47">Les dangers des combustions</text:span></text:p>
      <text:p text:style-name="P64">triangle du feu, <text:span text:style-name="T48">monoxyde de carbone, combustion incomplète</text:span></text:p>
      <text:p text:style-name="P15">Utiliser une équation de réaction chimique fournie pour décrire une transformation chimique observée.</text:p>
      <text:p text:style-name="P3"/>
      <text:p text:style-name="P66"><text:span text:style-name="T21">3</text:span><text:span text:style-name="T17"> . </text:span><text:span text:style-name="T18">Toutes les transformations observables ne sont pas des réactions chimiques !</text:span></text:p>
      <text:p text:style-name="P14">Distinguer transformation chimique et mélange, transformation chimique et transformation physique. </text:p>
      <text:p text:style-name="P67"/>
      <text:p text:style-name="P58"><text:span text:style-name="T21">4</text:span><text:span text:style-name="T17"> . </text:span><text:span text:style-name="T19">Les transformations chimiques, ça réchauffe la planète ?</text:span></text:p>
      <text:p text:style-name="P58"><text:span text:style-name="T41">Iden</text:span><text:span text:style-name="T40">tifier les gaz à effet de serre produits lors </text:span><text:span text:style-name="T39">de </text:span><text:span text:style-name="T40">transformations chimiques.</text:span></text:p>
      <text:p text:style-name="P48">Chapitre 4. Modéliser les transformations chimiques <text:s/>(environ 4 à 5 semaines)</text:p>
      <text:p text:style-name="P50"><draw:frame draw:style-name="fr1" draw:name="4" text:anchor-type="char" svg:x="-0.467cm" svg:y="0.332cm" svg:width="17.427cm" svg:height="5.417cm" draw:z-index="2"><draw:text-box><text:p text:style-name="P1">Interpréter une transformation chimique comme une redistribution des atomes. </text:p><text:p text:style-name="P1">Utiliser une équation de réaction chimique fournie pour décrire une transformation chimique observée.</text:p><text:p text:style-name="P1"><text:s/>Notions d’atomes</text:p><text:p text:style-name="P1">- Conservation de la masse lors d’une transformation chimique.</text:p><text:p text:style-name="P1"><text:s/>Associer leurs symboles aux éléments à l’aide de la classification périodique. </text:p><text:p text:style-name="Frame_20_contents">Interpréter une formule chimique en termes atomiques. - Dioxygène, dihydrogène, diazote, eau, dioxyde de carbone, méthane, protoxyde d’azote.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Exemples d’activités :</text:p>
      <text:p text:style-name="P18">1. Les constituants de la matière</text:p>
      <text:p text:style-name="P19">Histoire de l’atome <text:span text:style-name="T51"># memoire</text:span></text:p>
      <text:p text:style-name="P6"><text:span text:style-name="T33">Associer</text:span> leurs symboles aux éléments à l’aide de la classification périodique. </text:p>
      <text:p text:style-name="P18"/>
      <text:p text:style-name="P18">2. Formules chimiques, <text:span text:style-name="T42">molécules</text:span></text:p>
      <text:p text:style-name="P37">Le monde autour de nous est fait de molécules qui sont composées d’atomes</text:p>
      <text:p text:style-name="P37"/>
      <text:p text:style-name="P4">Interpréter une formule chimique en termes atomiques. - Dioxygène, dihydrogène, diazote, eau, dioxyde de carbone, méthane, protoxyde d’azote.</text:p>
      <text:p text:style-name="P18"/>
      <text:p text:style-name="P18">3. Conservation de la masse</text:p>
      <text:p text:style-name="P26"/>
      <text:p text:style-name="P24"><text:span text:style-name="T37">I</text:span><text:span text:style-name="T38">l y </text:span><text:span text:style-name="T37">a</text:span><text:span text:style-name="T38"> conservation de la masse lors d’une transformation chimique.</text:span></text:p>
      <text:p text:style-name="P18"/>
      <text:p text:style-name="P27"><text:span text:style-name="T2">4. Les équations </text:span><text:span text:style-name="T3">de réaction, </text:span><text:span text:style-name="T4">produits et réactifs.</text:span></text:p>
      <text:p text:style-name="P39"/>
      <text:p text:style-name="P38"><text:span text:style-name="T44">C</text:span><text:span text:style-name="T43">es molécules qui composent le monde réagissent ensemble lors de réaction chimique.</text:span></text:p>
      <text:p text:style-name="P20"/>
      <text:p text:style-name="P25">Vocabulaire : Produits, Réactifs</text:p>
      <text:p text:style-name="P5"><text:span text:style-name="T33">Déterminer</text:span> quels sont les produits et quels sont les réactifs.</text:p>
      <text:p text:style-name="P22"/>
      <text:p text:style-name="P23"><text:span text:style-name="T5">5</text:span><text:span text:style-name="T6">. Les équations </text:span><text:span text:style-name="T7">de réaction, </text:span><text:span text:style-name="T9">une redistribution d’atome</text:span><text:span text:style-name="T8">.</text:span></text:p>
      <text:p text:style-name="P10"/>
      <text:p text:style-name="P7"><text:span text:style-name="T33">Interpréter</text:span> une transformation chimique comme une redistribution des atomes.</text:p>
      <text:p text:style-name="P8"><text:span text:style-name="T33">Vérifier</text:span> que la conservation d’atomes est bien respectée.</text:p>
      <text:p text:style-name="P21"/>
      <text:p text:style-name="P23"><text:span text:style-name="T13">6</text:span><text:span text:style-name="T10">. </text:span><text:span text:style-name="T11">De l’équation bilan à la description du monde</text:span><text:span text:style-name="T12">.</text:span></text:p>
      <text:p text:style-name="P12"/>
      <text:p text:style-name="P11"><text:span text:style-name="T33">Interpréter</text:span> une réaction chimique avec des phrases : « une molécule de X réagit avec une molécule de Y pour donner XY »</text:p>
      <text:p text:style-name="P13"><text:span text:style-name="T45">Utiliser</text:span><text:span text:style-name="T46"> une équation de réaction chimique fournie pour </text:span><text:span text:style-name="T45">décrire</text:span><text:span text:style-name="T46"> une transformation chimique observée.</text:span></text:p>
      <text:p text:style-name="P9"/>
      <text:p text:style-name="P9"/>
      <text:p text:style-name="P9"/>
      <text:p text:style-name="P42"><text:span text:style-name="T29">Thème </text:span><text:span text:style-name="T30">2. L’univers</text:span></text:p>
      <text:p text:style-name="P40"/>
      <text:p text:style-name="P28">Chapitre <text:span text:style-name="T49">1. De quoi est constitué notre univers ?</text:span></text:p>
      <text:p text:style-name="P29"/>
      <text:p text:style-name="P29">Chapitre 2. Quelle force anime tous les objets</text:p>
      <text:p text:style-name="P29"/>
      <text:p text:style-name="P30">Chapitre 3. Le son sur Terre</text:p>
      <text:p text:style-name="P32">condition et vitesse de propagation</text:p>
      <text:p text:style-name="P32"/>
      <text:p text:style-name="P32"/>
      <text:p text:style-name="P32"/>
      <text:p text:style-name="P36">Pistes :</text:p>
      <text:p text:style-name="P36">Comment sait-on que la Terre est ronde ? L’est-elle ?</text:p>
      <text:p text:style-name="P43"><text:span text:style-name="T29">Thème </text:span><text:span text:style-name="T31">3</text:span><text:span text:style-name="T30">. </text:span><text:span text:style-name="T32">Étude d’objet de la vie courante.</text:span></text:p>
      <text:p text:style-name="P41"/>
      <text:p text:style-name="P31">Chapitre 1. <text:span text:style-name="T50">Une guirlande lumineuse</text:span></text:p>
      <text:p text:style-name="P33">Mesure de tensions loi des tensions</text:p>
      <text:p text:style-name="P33"/>
      <text:p text:style-name="P34">Chapitre 2. Un sèche cheveux</text:p>
      <text:p text:style-name="P34"/>
      <text:p text:style-name="P34">Chapitre 3. La fibre optique et le sonar</text:p>
      <text:p text:style-name="P35">Les signaux pour communiquer, la nature d’un sign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2" svg:font-family="Calibri" style:font-family-generic="swiss"/>
    <style:font-face style:name="SimSun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1" style:font-family-asian="SimSun" style:font-family-generic-asian="system" style:font-pitch-asian="variable" style:language-asian="en" style:country-asian="US" style:font-name-complex="Calibri3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3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79</meta:editing-cycles>
    <meta:creation-date>2020-08-30T13:10:00</meta:creation-date>
    <dc:date>2020-12-27T15:19:32.785279126</dc:date>
    <dc:language>fr</dc:language>
    <meta:editing-duration>PT5H56M51S</meta:editing-duration>
    <meta:generator>LibreOffice/7.0.4.2$Linux_X86_64 LibreOffice_project/00$Build-2</meta:generator>
    <dc:creator>J Cercy</dc:creator>
    <meta:document-statistic meta:table-count="1" meta:image-count="0" meta:object-count="0" meta:page-count="6" meta:paragraph-count="82" meta:word-count="741" meta:character-count="4893" meta:non-whitespace-character-count="42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